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24" style:family="table-column">
      <style:table-column-properties fo:break-before="auto" style:column-width="9.832cm"/>
    </style:style>
    <style:style style:name="co20" style:family="table-column">
      <style:table-column-properties fo:break-before="auto" style:column-width="5.773cm"/>
    </style:style>
    <style:style style:name="co21" style:family="table-column">
      <style:table-column-properties fo:break-before="auto" style:column-width="2.586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4.595cm"/>
    </style:style>
    <style:style style:name="co26" style:family="table-column">
      <style:table-column-properties fo:break-before="auto" style:column-width="7.352cm"/>
    </style:style>
    <style:style style:name="co27" style:family="table-column">
      <style:table-column-properties fo:break-before="auto" style:column-width="1.662cm"/>
    </style:style>
    <style:style style:name="co28" style:family="table-column">
      <style:table-column-properties fo:break-before="auto" style:column-width="3.704cm"/>
    </style:style>
    <style:style style:name="co29" style:family="table-column">
      <style:table-column-properties fo:break-before="auto" style:column-width="1.39cm"/>
    </style:style>
    <style:style style:name="co30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/>
    <style:style style:name="ce39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13" table:default-cell-style-name="Default"/>
        <table:table-row table:style-name="ro1"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4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4"/>
          <table:table-cell table:number-columns-repeated="6"/>
        </table:table-row>
        <table:table-row table:style-name="ro1">
          <table:table-cell table:style-name="ce11"/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5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5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5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25" office:value-type="string" calcext:value-type="string">
            <text:p>Umrechnung Brix Plato</text:p>
          </table:table-cell>
          <table:table-cell table:number-columns-repeated="3"/>
          <table:table-cell table:style-name="ce32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6" office:value-type="float" office:value="12.35" calcext:value-type="float">
            <text:p>12.35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5" table:formula="of:=[.B3]/[.B2]" office:value-type="float" office:value="11.9902912621359" calcext:value-type="float">
            <text:p>11.9902912621359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25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6" office:value-type="float" office:value="8.25" calcext:value-type="float">
            <text:p>8.2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5" table:formula="of:=[.B6]/[.B2]" office:value-type="float" office:value="8.00970873786408" calcext:value-type="float">
            <text:p>8.0097087378640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24"/>
          <table:table-cell table:number-columns-repeated="5"/>
        </table:table-row>
        <table:table-row table:style-name="ro1">
          <table:table-cell table:style-name="ce25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25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5" table:formula="of:=1-0.00085683*[.B4]+0.0034941*[.B7]" office:value-type="float" office:value="1.01771308203884" calcext:value-type="float">
            <text:p>1.01771308203884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5" table:formula="of:=668.72 * [.B10] -205.347 * [.B10] * [.B10] - 463.37" office:value-type="float" office:value="4.50900741232647" calcext:value-type="float">
            <text:p>4.5090074123264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5" table:formula="of:=0.1808*[.B4]+0.8192*[.B11]" office:value-type="float" office:value="5.86162353237202" calcext:value-type="float">
            <text:p>5.86162353237202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5" table:formula="of:=(1-[.B11]/[.B4])*100" office:value-type="float" office:value="62.3945130793825" calcext:value-type="float">
            <text:p>62.394513079382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5" table:formula="of:=(1-[.B12]/[.B4])*100" office:value-type="float" office:value="51.1135851146301" calcext:value-type="float">
            <text:p>51.113585114630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5" table:formula="of:=([.B4]-[.B12])/(2.0665-0.010665*[.B4])" office:value-type="float" office:value="3.16135009796728" calcext:value-type="float">
            <text:p>3.16135009796728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5" table:formula="of:=261.1/(261.53-[.B12])*[.B15]/0.794" office:value-type="float" office:value="4.06613645922847" calcext:value-type="float">
            <text:p>4.066136459228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5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178482998766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21517001233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69553792503083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5.20454533735731" calcext:value-type="float">
            <text:p>5.204545337357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31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1"/>
          <table:table-cell table:number-columns-repeated="4"/>
        </table:table-row>
        <table:table-row table:style-name="ro1">
          <table:table-cell table:number-columns-repeated="2"/>
          <table:table-cell table:style-name="ce31"/>
          <table:table-cell table:number-columns-repeated="4"/>
        </table:table-row>
      </table:table>
      <table:table table:name="Spundungstabelle" table:style-name="ta1">
        <table:table-column table:style-name="co25" table:default-cell-style-name="ce25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calcext:value-type="string">
            <text:p>Würzegehalt [°P]</text:p>
          </table:table-cell>
          <table:table-cell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5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5" office:value-type="string" calcext:value-type="string">
            <text:p>Alpha[%]</text:p>
          </table:table-cell>
          <table:table-cell table:style-name="ce25" office:value-type="string" calcext:value-type="string">
            <text:p>Kochzeit [min]</text:p>
          </table:table-cell>
          <table:table-cell table:style-name="ce25" office:value-type="string" calcext:value-type="string">
            <text:p>Hopfengabe [g]</text:p>
          </table:table-cell>
          <table:table-cell table:style-name="ce25" office:value-type="string" calcext:value-type="string">
            <text:p>Ausnutzung</text:p>
          </table:table-cell>
          <table:table-cell table:style-name="ce25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Bitterhopfen</text:p>
          </table:table-cell>
          <table:table-cell office:value-type="float" office:value="4.3" calcext:value-type="float">
            <text:p>4.3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formula="of:=(1.65*0.000125^(0.004*[.$E$4]))*(1-EXP(-0.04*[.F7]))/4.15" office:value-type="float" office:value="0.25303367561469" calcext:value-type="float">
            <text:p>0.25303367561469</text:p>
          </table:table-cell>
          <table:table-cell table:formula="of:=[.G7]*[.E7]*10*[.H7]/[.$E$5]" office:value-type="float" office:value="14.1445824668612" calcext:value-type="float">
            <text:p>14.1445824668612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Geschmackshopfen</text:p>
          </table:table-cell>
          <table:table-cell office:value-type="float" office:value="4.3" calcext:value-type="float">
            <text:p>4.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formula="of:=(1.65*0.000125^(0.004*[.$E$4]))*(1-EXP(-0.04*[.F8]))/4.15" office:value-type="float" office:value="0.244322481629963" calcext:value-type="float">
            <text:p>0.244322481629963</text:p>
          </table:table-cell>
          <table:table-cell table:formula="of:=[.G8]*[.E8]*10*[.H8]/[.$E$5]" office:value-type="float" office:value="23.1129067621945" calcext:value-type="float">
            <text:p>23.1129067621945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Aromahopfe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1.65*0.000125^(0.004*[.$E$4]))*(1-EXP(-0.04*[.F9]))/4.15" office:value-type="float" office:value="0" calcext:value-type="float">
            <text:p>0</text:p>
          </table:table-cell>
          <table:table-cell table:formula="of:=[.G9]*[.E9]*10*[.H9]/[.$E$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calcext:value-type="string">
            <text:p>IBU gesamt</text:p>
          </table:table-cell>
          <table:table-cell table:formula="of:=SUM([.I7:.I9])" office:value-type="float" office:value="37.2574892290557" calcext:value-type="float">
            <text:p>37.2574892290557</text:p>
          </table:table-cell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3"/>
          <table:table-cell table:style-name="ce36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6"/>
          <table:table-cell table:number-columns-repeated="5"/>
        </table:table-row>
        <table:table-row table:style-name="ro3">
          <table:table-cell table:number-columns-repeated="3"/>
          <table:table-cell table:style-name="ce37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4"/>
          <table:table-cell table:number-columns-repeated="2"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  <table:table-cell/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  <table:table-cell/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Menge [kg]</text:p>
          </table:table-cell>
          <table:table-cell office:value-type="string" calcext:value-type="string">
            <text:p>EBC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>
            <text:p>Böhmisches Tennenmalz (Böhmisches Pilsner)</text:p>
          </table:table-cell>
          <table:table-cell office:value-type="float" office:value="3.5" calcext:value-type="float">
            <text:p>3.5</text:p>
          </table:table-cell>
          <table:table-cell table:style-name="ce38"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 Ambe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0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ermalz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.5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17:.B19])" office:value-type="float" office:value="3.69" calcext:value-type="float">
            <text:p>3.6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asten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Temperatur [°C]</text:p>
          </table:table-cell>
          <table:table-cell office:value-type="string" calcext:value-type="string">
            <text:p>Dauer [min]</text:p>
          </table:table-cell>
          <table:table-cell/>
        </table:table-row>
        <table:table-row table:style-name="ro1">
          <table:table-cell office:value-type="string" calcext:value-type="string">
            <text:p>1. Rast</text:p>
          </table:table-cell>
          <table:table-cell office:value-type="string" calcext:value-type="string">
            <text:p>Einmaische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 Rast</text:p>
          </table:table-cell>
          <table:table-cell office:value-type="string" calcext:value-type="string">
            <text:p>Eiweisras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. Rast</text:p>
          </table:table-cell>
          <table:table-cell office:value-type="string" calcext:value-type="string">
            <text:p>Maltoserast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 Ende Dickmaische 5,75L ziehen</text:p>
          </table:table-cell>
        </table:table-row>
        <table:table-row table:style-name="ro1">
          <table:table-cell office:value-type="string" calcext:value-type="string">
            <text:p>4. Rast</text:p>
          </table:table-cell>
          <table:table-cell office:value-type="string" calcext:value-type="string">
            <text:p>Zuckerrast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 Ende Dünnmaische 3,3L ziehen</text:p>
          </table:table-cell>
        </table:table-row>
        <table:table-row table:style-name="ro1">
          <table:table-cell office:value-type="string" calcext:value-type="string">
            <text:p>5. Rast</text:p>
          </table:table-cell>
          <table:table-cell office:value-type="string" calcext:value-type="string">
            <text:p>Abmaische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. Rast</text:p>
          </table:table-cell>
          <table:table-cell office:value-type="string" calcext:value-type="string">
            <text:p>Koche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5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5" office:value-type="string" calcext:value-type="string">
            <text:p>W (Winkel)</text:p>
          </table:table-cell>
          <table:table-cell table:style-name="ce25" office:value-type="string" calcext:value-type="string">
            <text:p>P (°P)</text:p>
          </table:table-cell>
          <table:table-cell/>
          <table:table-cell table:style-name="ce25" office:value-type="string" calcext:value-type="string">
            <text:p>W*P</text:p>
          </table:table-cell>
          <table:table-cell table:style-name="ce25" office:value-type="string" calcext:value-type="string">
            <text:p>W^2</text:p>
          </table:table-cell>
          <table:table-cell table:style-name="ce25" office:value-type="string" calcext:value-type="string">
            <text:p>W^3</text:p>
          </table:table-cell>
          <table:table-cell table:style-name="ce25" office:value-type="string" calcext:value-type="string">
            <text:p>W^4</text:p>
          </table:table-cell>
          <table:table-cell table:style-name="ce25" office:value-type="string" calcext:value-type="string">
            <text:p>W^2*P</text:p>
          </table:table-cell>
          <table:table-cell/>
          <table:table-cell table:style-name="ce25" office:value-type="string" calcext:value-type="string">
            <text:p>Mittelwerte</text:p>
          </table:table-cell>
          <table:table-cell table:style-name="ce25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5" table:number-columns-repeated="5"/>
          <table:table-cell table:number-columns-repeated="44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Zellenzahl</text:p>
          </table:table-cell>
          <table:table-cell table:style-name="ce25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5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5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25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Kochmaische Vol [L]</text:p>
          </table:table-cell>
          <table:table-cell table:style-name="ce25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5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Zubrühtemperatur [°C]</text:p>
          </table:table-cell>
          <table:table-cell table:style-name="ce25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Zubrühmenge [L]</text:p>
          </table:table-cell>
          <table:table-cell table:style-name="ce25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5" office:value-type="string" calcext:value-type="string">
            <text:p>Einmaischmenge</text:p>
          </table:table-cell>
          <table:table-cell table:style-name="ce25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5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tammwürze neu [°P]</text:p>
          </table:table-cell>
          <table:table-cell table:style-name="ce25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udhausausbeute [%]</text:p>
          </table:table-cell>
          <table:table-cell table:style-name="ce25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5" office:value-type="string" calcext:value-type="string">
            <text:p>Kochtemperatur [°C]</text:p>
          </table:table-cell>
          <table:table-cell table:style-name="ce25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5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Teilmaischemenge [L]</text:p>
          </table:table-cell>
          <table:table-cell table:style-name="ce25" table:formula="of:=([.B62]+[.B63])*([.B61]-[.B64])/([.B65]-[.B64])" office:value-type="float" office:value="5.2241053834498" calcext:value-type="float">
            <text:p>5.2241053834498</text:p>
          </table:table-cell>
          <table:table-cell table:style-name="ce42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5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Teilmaischemenge [L]</text:p>
          </table:table-cell>
          <table:table-cell table:style-name="ce25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5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25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Brauwas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4836293577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302752293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455083017268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230769230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7.98915102613181" calcext:value-type="float">
            <text:p>7.9891510261318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266.305034204394" calcext:value-type="float">
            <text:p>266.305034204394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8.2806291730222" calcext:value-type="float">
            <text:p>8.2806291730222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41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30275229357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15126247361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72" calcext:value-type="float">
            <text:p>472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50" calcext:value-type="float">
            <text:p>50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105932203389831" calcext:value-type="float">
            <text:p>0.1059322033898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lcium</text:p>
          </table:table-cell>
          <table:table-cell table:formula="of:=[.B45]*[.$B$65]" office:value-type="float" office:value="7.83898305084746" calcext:value-type="float">
            <text:p>7.838983050847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gnesium</text:p>
          </table:table-cell>
          <table:table-cell table:formula="of:=[.B46]*[.$B$65]" office:value-type="float" office:value="3.07203389830508" calcext:value-type="float">
            <text:p>3.0720338983050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trium</text:p>
          </table:table-cell>
          <table:table-cell table:formula="of:=[.B47]*[.$B$65]" office:value-type="float" office:value="1.05932203389831" calcext:value-type="float">
            <text:p>1.05932203389831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hlorid</text:p>
          </table:table-cell>
          <table:table-cell table:formula="of:=[.B48]*[.$B$65]" office:value-type="float" office:value="1.3771186440678" calcext:value-type="float">
            <text:p>1.377118644067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ulfat </text:p>
          </table:table-cell>
          <table:table-cell table:formula="of:=[.B49]*[.$B$65]" office:value-type="float" office:value="5.08474576271186" calcext:value-type="float">
            <text:p>5.0847457627118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211864406779661" calcext:value-type="float">
            <text:p>0.002118644067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1.80617584745763" calcext:value-type="float">
            <text:p>1.80617584745763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59.6038029661017" calcext:value-type="float">
            <text:p>59.6038029661017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1.5096628634738" calcext:value-type="float">
            <text:p>1.509662863473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296512983983829" calcext:value-type="float">
            <text:p>0.29651298398382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1.09789678583298" calcext:value-type="float">
            <text:p>1.097896785832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707841912051863" calcext:value-type="float">
            <text:p>0.70784191205186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1.09485779437125" calcext:value-type="float">
            <text:p>1.0948577943712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7]/[.B78]" office:value-type="float" office:value="5.09138872500819" calcext:value-type="float">
            <text:p>5.0913887250081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string" calcext:value-type="string">
            <text:p>Zugabe Salze</text:p>
          </table:table-cell>
          <table:table-cell table:style-name="ce25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Calcium</text:p>
          </table:table-cell>
          <table:table-cell table:formula="of:=[.B68]+[.B90]/[.B11]*232.78/1000+[.B91]/[.B11]*272.6/1000" office:value-type="float" office:value="7.83898305084746" calcext:value-type="float">
            <text:p>7.838983050847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gnesium</text:p>
          </table:table-cell>
          <table:table-cell table:formula="of:=[.B69]+[.B92]/[.B11]*98.59/1000" office:value-type="float" office:value="3.07203389830508" calcext:value-type="float">
            <text:p>3.0720338983050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trium</text:p>
          </table:table-cell>
          <table:table-cell table:formula="of:=[.B70]+[.B93]/[.B11]*1000/393.39+[.B94]/[.B11]*1000/273.66" office:value-type="float" office:value="1.05932203389831" calcext:value-type="float">
            <text:p>1.05932203389831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hlorid</text:p>
          </table:table-cell>
          <table:table-cell table:formula="of:=[.B71]+[.B91]/[.B11]*482.28/1000+[.B93]/[.B11]*606.66/1000" office:value-type="float" office:value="1.3771186440678" calcext:value-type="float">
            <text:p>1.377118644067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ulfat </text:p>
          </table:table-cell>
          <table:table-cell table:formula="of:=[.B72]+[.B90]/[.B11]*557.93/1000+[.B92]/[.B11]*389.73/1000" office:value-type="float" office:value="5.08474576271186" calcext:value-type="float">
            <text:p>5.0847457627118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211864406779661" calcext:value-type="float">
            <text:p>0.002118644067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1.80617584745763" calcext:value-type="float">
            <text:p>1.8061758474576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1.5096628634738" calcext:value-type="float">
            <text:p>1.509662863473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296512983983829" calcext:value-type="float">
            <text:p>0.29651298398382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1.09789678583298" calcext:value-type="float">
            <text:p>1.097896785832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707841912051863" calcext:value-type="float">
            <text:p>0.70784191205186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1.09485779437125" calcext:value-type="float">
            <text:p>1.0948577943712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1.06352121252388" calcext:value-type="float">
            <text:p>1.06352121252388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35.4507070841292" calcext:value-type="float">
            <text:p>35.4507070841292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1.10232298147168" calcext:value-type="float">
            <text:p>1.10232298147168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19" calcext:value-type="float">
            <text:p>5.09138872500819</text:p>
          </table:table-cell>
          <table:table-cell table:number-columns-repeated="1022"/>
        </table:table-row>
      </table:table>
      <table:table table:name="Heizleistung" table:style-name="ta1">
        <table:table-column table:style-name="co2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4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11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table table:name="Tabelle1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3:14:49.7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3H18M27S</meta:editing-duration>
    <meta:editing-cycles>145</meta:editing-cycles>
    <meta:generator>LibreOffice/6.4.3.2$Windows_X86_64 LibreOffice_project/747b5d0ebf89f41c860ec2a39efd7cb15b54f2d8</meta:generator>
    <dc:date>2021-07-06T13:21:39.652000000</dc:date>
    <meta:document-statistic meta:table-count="14" meta:cell-count="343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